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21.1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3333"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null </text:p>
          </table:table-cell>
          <table:table-cell table:style-name="ce3" office:value-type="string" calcext:value-type="string">
            <text:p>bo</text:p>
          </table:table-cell>
          <table:table-cell table:style-name="ce1" office:value-type="string" calcext:value-type="string">
            <text:p>ide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11</text:p>
            <text:p/>
          </table:table-cell>
          <table:table-cell office:value-type="string" calcext:value-type="string">
            <text:p>AM-kutchi</text:p>
            <text:p/>
          </table:table-cell>
          <table:table-cell office:value-type="string" calcext:value-type="string">
            <text:p>1395655749888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Welcome to KUTCHINA. Your ID is 10103100. For any service,complains &amp; query contact our customer care no. 033-40055005 with your registered mobile no. or ID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</text:p>
            <text:p/>
          </table:table-cell>
          <table:table-cell office:value-type="string" calcext:value-type="string">
            <text:p>TD-ITDCPC</text:p>
            <text:p/>
          </table:table-cell>
          <table:table-cell office:value-type="string" calcext:value-type="string">
            <text:p>1411623481030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ITR for AY 2014-15, Ack No.273902460280714 has been processed at CPC.Order u/s 143(1) will be sent on  email id 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51</text:p>
            <text:p/>
          </table:table-cell>
          <table:table-cell office:value-type="string" calcext:value-type="string">
            <text:p>DM-HRGDNT</text:p>
            <text:p/>
          </table:table-cell>
          <table:table-cell office:value-type="string" calcext:value-type="string">
            <text:p>141318883015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DEBOJYOTI DAS your Visa Application Status : Docs Received Ref no : DVMS30664 Pax Name : DEBOJYOTI DAS Date : 13/10/2014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55</text:p>
            <text:p/>
          </table:table-cell>
          <table:table-cell office:value-type="string" calcext:value-type="string">
            <text:p>DM-HRGDNT</text:p>
            <text:p/>
          </table:table-cell>
          <table:table-cell office:value-type="string" calcext:value-type="string">
            <text:p>141323722604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DEBOJYOTI DAS your Visa Application Status : Visa Granted / Sent Ref no : DVMS30664 Pax Name : DEBOJYOTI DAS Date : 13/10/2014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84</text:p>
            <text:p/>
          </table:table-cell>
          <table:table-cell office:value-type="string" calcext:value-type="string">
            <text:p>VM-ENCRCL</text:p>
            <text:p/>
          </table:table-cell>
          <table:table-cell office:value-type="string" calcext:value-type="string">
            <text:p>141836355529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Member, Your card no 700051752504 is active with 123 points. Visit your own page at www.titanencircle.com. Use password pq12+=, call 18001084826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86</text:p>
            <text:p/>
          </table:table-cell>
          <table:table-cell office:value-type="string" calcext:value-type="string">
            <text:p>VM-ENCRCL</text:p>
            <text:p/>
          </table:table-cell>
          <table:table-cell office:value-type="string" calcext:value-type="string">
            <text:p>141836934502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 have earned 33.9 Encircle Points for transaction done at WOT on 10/12/14. Point balance on your card no 700051752504 is 156.9.Call: 18001084826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0</text:p>
            <text:p/>
          </table:table-cell>
          <table:table-cell office:value-type="string" calcext:value-type="string">
            <text:p>DM-CESCLM</text:p>
            <text:p/>
          </table:table-cell>
          <table:table-cell office:value-type="string" calcext:value-type="string">
            <text:p>1425710768965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Please arrange to settle the Security Deposit amount to enable us to effect the change in name against Consumer Number: 7510803507 . The bill has been sent to your email address. You may also download the same from our website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95</text:p>
            <text:p/>
          </table:table-cell>
          <table:table-cell office:value-type="string" calcext:value-type="string">
            <text:p>VM-iPaytm</text:p>
            <text:p/>
          </table:table-cell>
          <table:table-cell office:value-type="string" calcext:value-type="string">
            <text:p>1425944320495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 have registered Paytm Wallet with Uber. Use OTP 529643 to authorize Uber to automatically deduct for your future trips. Questions? Write us at care@paytm.com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</text:p>
            <text:p/>
          </table:table-cell>
          <table:table-cell office:value-type="string" calcext:value-type="string">
            <text:p>LM-FORTIS</text:p>
            <text:p/>
          </table:table-cell>
          <table:table-cell office:value-type="string" calcext:value-type="string">
            <text:p>138811559877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 Mr. DEBOJYOTI DAS  Welcome to Fortis Hospitals Anandapur.You have registered with UHID: 95605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5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28203739226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05/04/15 for INR 842.70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528</text:p>
            <text:p/>
          </table:table-cell>
          <table:table-cell office:value-type="string" calcext:value-type="string">
            <text:p>DM-IRCTCi</text:p>
            <text:p/>
          </table:table-cell>
          <table:table-cell office:value-type="string" calcext:value-type="string">
            <text:p>1428207060678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PNR:2532333118,TRAIN:12260,DOJ:05-05-15,2A,NDLS-SDAH,Dep:19:40,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</text:p>
            <text:p/>
          </table:table-cell>
          <table:table-cell office:value-type="string" calcext:value-type="string">
            <text:p>VK-CBSSBI</text:p>
            <text:p/>
          </table:table-cell>
          <table:table-cell office:value-type="string" calcext:value-type="string">
            <text:p>142890267651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Interest rate on account XXXXX798047 is changed to 10.000% as on 10/04/15. Please contact Branch Manager for any queries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6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2890371071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3/04/15 for INR 624.85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547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28903872180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3/04/15 for INR 1159.73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553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29158982411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6/04/15 for INR 4624.94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558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29322097679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8/04/15 for INR 791.92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559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29322791786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8/04/15 for INR 427.08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563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29338763371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8/04/15 for INR 2074.94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593</text:p>
            <text:p/>
          </table:table-cell>
          <table:table-cell office:value-type="string" calcext:value-type="string">
            <text:p>VK-IRCTCi</text:p>
            <text:p/>
          </table:table-cell>
          <table:table-cell office:value-type="string" calcext:value-type="string">
            <text:p>1430153189803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PNR:6140438842,TRAIN:13103,DOJ:01-05-15,2S,SDAH-BPC,Dep:18:20,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</text:p>
            <text:p/>
          </table:table-cell>
          <table:table-cell office:value-type="string" calcext:value-type="string">
            <text:p>VK-IRCTCi</text:p>
            <text:p/>
          </table:table-cell>
          <table:table-cell office:value-type="string" calcext:value-type="string">
            <text:p>143015626077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PNR:6340439357,TRAIN:13104,DOJ:03-05-15,2S,BPC-SDAH,Dep:06:30,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5</text:p>
            <text:p/>
          </table:table-cell>
          <table:table-cell office:value-type="string" calcext:value-type="string">
            <text:p>BA-HPGASa</text:p>
            <text:p/>
          </table:table-cell>
          <table:table-cell office:value-type="string" calcext:value-type="string">
            <text:p>1430188646696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HPGas Refill booking 520746 for 602013 Booking Cleared till24.Apr.2015 at ANUKKHAN FUEL SERVICE.Ask delivery man to weigh cylinder before delivery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0</text:p>
            <text:p/>
          </table:table-cell>
          <table:table-cell table:style-name="ce2" office:value-type="string" calcext:value-type="string">
            <text:p>VK-HDFCBK</text:p>
            <text:p/>
          </table:table-cell>
          <table:table-cell table:style-name="ce2" office:value-type="string" calcext:value-type="string">
            <text:p>143039292506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Salary of INR 61,942.00 credited to A/c XXXXXXXXXX5729 towards sal 201504 Kol 9537      sal 201504 Kol Value 30-APR-2015 . Check A/c for balance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02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453345825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1900.00 was withdrawn using your HDFC Bank Card ending 0703 on 2015-05-01:09:38:56 at GARFA (E-CORNER 1ST). Avl bal: Rs.66165.74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04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459705229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n amount of Rs.1,622.00 has been debited from your account  number XXXX5729 for an online payment txn done using HDFC Bank NetBanking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05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463791934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n amount of Rs.5,827.00 has been debited from your account  number XXXX5729 for an online payment txn done using HDFC Bank NetBanking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06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463818595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n amount of Rs.5,827.00 has been debited from your account  number XXXX5729 for an online payment txn done using HDFC Bank NetBanking.</text:p>
            <text:p/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607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046551601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rder no. 10735104 for Cashback to cash redemption will get processed in 3 working days. If you have not requested please sms NOT to 9987123123. Login to online banking for order status - StanChart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2</text:p>
            <text:p/>
          </table:table-cell>
          <table:table-cell table:style-name="ce2" office:value-type="string" calcext:value-type="string">
            <text:p>VM-YESBNK</text:p>
            <text:p/>
          </table:table-cell>
          <table:table-cell table:style-name="ce2" office:value-type="string" calcext:value-type="string">
            <text:p>1430546837945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vbl Bal as on 02-May-2015 11:36:51 in your A/C. No.XX2915 is INR 411,820.99, Tot. avbl bal (including linked deposits and Limit) is INR 411,820.99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13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055515909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by Rs. 35,000 Total Bal : Rs. 3,41,541.48 CR  Clr Bal : Rs. 3,41,541.48 CR 02/05/2015 -- 02/05/15 13:53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14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66521888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900.00 was withdrawn using your HDFC Bank Card ending 0703 on 2015-05-03:20:30:13 at +GARFA MAIN ROAD CD. Avl bal: Rs.57816.74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16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667011431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Debit Card ending 0703 for Rs.558.00 in KOLKATA at ARAMBAG FOOD MART PVT on 2015-05-03:21:00:05  Avl bal: Rs.57258.74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617</text:p>
            <text:p/>
          </table:table-cell>
          <table:table-cell office:value-type="string" calcext:value-type="string">
            <text:p>BZ-HPGASe</text:p>
            <text:p/>
          </table:table-cell>
          <table:table-cell office:value-type="string" calcext:value-type="string">
            <text:p>143074500310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Ref:HP Gas Booking No 520746 is cancelled.Please re-book your LPG refill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8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756625400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Debit Card ending 0703 for Rs.2813.14 in KOLKATTA at KISHORE SERVICE on 2015-05-04:21:53:08  Avl bal: Rs.54445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19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756678846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Debit Card ending 0703 for Rs.2813.14 in KOLKATTA at KISHORE SERVICE on 2015-05-04:21:53:08  Avl bal: Rs.54445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623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0971728254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INR 35,594.00 Dr to A/c No XX5729 towards ECS D-RACPC SBI-34232798047 Val 07-MAY-15. Clr Bal INR 18,772.58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624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105395665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1500.00 was withdrawn using your HDFC Bank Card ending 0703 on 2015-05-08:08:29:13 at +GARFA. Avl bal: Rs.17272.58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4">
          <table:table-cell office:value-type="string" calcext:value-type="string">
            <text:p>625</text:p>
            <text:p/>
          </table:table-cell>
          <table:table-cell office:value-type="string" calcext:value-type="string">
            <text:p>VK-ICICIB</text:p>
            <text:p/>
          </table:table-cell>
          <table:table-cell office:value-type="string" calcext:value-type="string">
            <text:p>1431057184830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ICICI Bank offers Pradhan Mantri Suraksha Bima Yojana - an accidental cover of Rs. 2 lac for annual premium amount of Rs. 12. To enroll, SMS PMSBY  &lt;nominee name&gt; Y to 5676766 from your regd mobile no. The premium amt will be debited from your ICICI Bank Savings Acct. TnC at http://bit.ly/1GP7JDe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26</text:p>
            <text:p/>
          </table:table-cell>
          <table:table-cell office:value-type="string" calcext:value-type="string">
            <text:p>BA-HPGASa</text:p>
            <text:p/>
          </table:table-cell>
          <table:table-cell office:value-type="string" calcext:value-type="string">
            <text:p>143105733844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HPGas Refill booking 524602 for 602013 Booking Cleared till07.May.2015 at ANUKKHAN FUEL SERVICE.Ask delivery man to weigh cylinder before delivery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7</text:p>
            <text:p/>
          </table:table-cell>
          <table:table-cell table:style-name="ce2" office:value-type="string" calcext:value-type="string">
            <text:p>VM-ALBANK</text:p>
            <text:p/>
          </table:table-cell>
          <table:table-cell table:style-name="ce2" office:value-type="string" calcext:value-type="string">
            <text:p>143108108088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credited through ATM by Rs. 10,000 Total Bal : Rs. 3,43,741.48 CR  Clr Bal : Rs. 3,43,741.48 CR 08/05/2015 -- 08/05/15 15:58 - ALB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29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1081127188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through ATM by Rs. 10,000 Total Bal : Rs. 3,33,741.48 CR  Clr Bal : Rs. 3,33,741.48 CR 08/05/2015 -- 08/05/15 15:57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30</text:p>
            <text:p/>
          </table:table-cell>
          <table:table-cell table:style-name="ce2" office:value-type="string" calcext:value-type="string">
            <text:p>VM-ALBANK</text:p>
            <text:p/>
          </table:table-cell>
          <table:table-cell table:style-name="ce2" office:value-type="string" calcext:value-type="string">
            <text:p>1431081139988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credited through ATM by Rs. 10,000 Total Bal : Rs. 3,43,741.48 CR  Clr Bal : Rs. 3,43,741.48 CR 08/05/2015 -- 08/05/15 15:58 - ALB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32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1081222116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through ATM by Rs. 9,000 Total Bal : Rs. 3,34,741.48 CR  Clr Bal : Rs. 3,34,741.48 CR 08/05/2015 -- 08/05/15 16:00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33</text:p>
            <text:p/>
          </table:table-cell>
          <table:table-cell office:value-type="string" calcext:value-type="string">
            <text:p>VM-CBSSBI</text:p>
            <text:p/>
          </table:table-cell>
          <table:table-cell office:value-type="string" calcext:value-type="string">
            <text:p>143109659264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EMI due on09052015 in a/c XXXXX798047. Please ignore, if paid.If not paid, charges for late payment of EMI ofRs.562 penal intt@2% shall be debited to ur A/C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34</text:p>
            <text:p/>
          </table:table-cell>
          <table:table-cell office:value-type="string" calcext:value-type="string">
            <text:p>Vodafone</text:p>
            <text:p/>
          </table:table-cell>
          <table:table-cell office:value-type="string" calcext:value-type="string">
            <text:p>143109808121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 have used 80% of the internet pack on your number 919051045105. You still have 409.08 MB balance. Dial *111# to check balance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635</text:p>
            <text:p/>
          </table:table-cell>
          <table:table-cell office:value-type="string" calcext:value-type="string">
            <text:p>BW-ICICIB</text:p>
            <text:p/>
          </table:table-cell>
          <table:table-cell office:value-type="string" calcext:value-type="string">
            <text:p>143109968167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Our core banking system will be upgraded between 12pm on May 9 &amp; 9am on May 11, 2015. ATM, Debit &amp; Credit Card services will continue. Some services may be impacted. Pl visit icicibank.com for details. There will be no change to your User ID, Password &amp; PIN due to this activity. Pl do not share these on phone/email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6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110075342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Debit Card ending 0703 for Rs.2113.00 in KOLKATTA at TANDOOR PARK on 2015-05-08:21:29:07  Avl bal: Rs.15159.58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38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3114488833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09/05/15 for INR 842.70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40</text:p>
            <text:p/>
          </table:table-cell>
          <table:table-cell table:style-name="ce2" office:value-type="string" calcext:value-type="string">
            <text:p>VM-YESBNK</text:p>
            <text:p/>
          </table:table-cell>
          <table:table-cell table:style-name="ce2" office:value-type="string" calcext:value-type="string">
            <text:p>1431152986932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vbl Bal as on 09-May-2015 11:36:53 in your A/C. No.XX2915 is INR 411,820.99, Tot. avbl bal (including linked deposits and Limit) is INR 411,820.99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41</text:p>
            <text:p/>
          </table:table-cell>
          <table:table-cell office:value-type="string" calcext:value-type="string">
            <text:p>VK-CPEARL</text:p>
            <text:p/>
          </table:table-cell>
          <table:table-cell office:value-type="string" calcext:value-type="string">
            <text:p>143115924806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Chandrani Pearls Colour Pearl Festival on till the 19th of May. Attractive gift on purchase above Rs. 1500. Exciting new collection. Ph: 033241268004 T&amp;C aply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2</text:p>
            <text:p/>
          </table:table-cell>
          <table:table-cell office:value-type="string" calcext:value-type="string">
            <text:p>AK-AIREXP</text:p>
            <text:p/>
          </table:table-cell>
          <table:table-cell office:value-type="string" calcext:value-type="string">
            <text:p>143115975597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Bill for your airtel mobile 9163314943 dated 21-APR-15 for Rs 843 is due today. Please pay immediately to avoid late fee! Payment options:(a)myairtel app(b)www.airtel.in(c)ARC details-SMS ARC &lt;pincode&gt; to 121.Pls ignore if already paid  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3</text:p>
            <text:p/>
          </table:table-cell>
          <table:table-cell office:value-type="string" calcext:value-type="string">
            <text:p>VK-CESCLM</text:p>
            <text:p/>
          </table:table-cell>
          <table:table-cell office:value-type="string" calcext:value-type="string">
            <text:p>143116775165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onsumer(consumer no 75108035074), your electricity bill for 04/15, due date on 19/05/15, amounting to Rs.120(Net) has been generated and due to be delivered in next 4 days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644</text:p>
            <text:p/>
          </table:table-cell>
          <table:table-cell office:value-type="string" calcext:value-type="string">
            <text:p>VK-ICICIB</text:p>
            <text:p/>
          </table:table-cell>
          <table:table-cell office:value-type="string" calcext:value-type="string">
            <text:p>143117944830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ICICI Bank offers Pradhan Mantri Jeevan Jyoti Bima Yojana - a life cover of Rs.2 lac for annual premium amount of Rs. 330. To enroll, SMS PMJJY &lt;nominee name&gt; Y to 5676766 from your regd mobile no. The premium amount will be debited from your ICICI Bank Savings Acct. TnC at http://bit.ly/1GP7JDe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5</text:p>
            <text:p/>
          </table:table-cell>
          <table:table-cell table:style-name="ce2" office:value-type="string" calcext:value-type="string">
            <text:p>VK-HDFCBK</text:p>
            <text:p/>
          </table:table-cell>
          <table:table-cell table:style-name="ce2" office:value-type="string" calcext:value-type="string">
            <text:p>1431182021197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Debit Card ending 0703 for Rs.3000.00 in KOLKATA at FAIR DEAL INTERNATIONA on 2015-05-09:20:03:33  Avl bal: Rs.12159.58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46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1241258711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Debit Card ending 0703 for Rs.3107.00 in KOLKATA at METRO CASH AND CARRY I on 2015-05-10:12:30:33  Avl bal: Rs.9052.58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47</text:p>
            <text:p/>
          </table:table-cell>
          <table:table-cell table:style-name="ce2" office:value-type="string" calcext:value-type="string">
            <text:p>VK-HDFCBK</text:p>
            <text:p/>
          </table:table-cell>
          <table:table-cell table:style-name="ce2" office:value-type="string" calcext:value-type="string">
            <text:p>1431276786747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Debit Card ending 0703 for Rs.985.00 in KOLKATA at SONAR SANSAR RESTAURAN on 2015-05-10:22:22:58  Avl bal: Rs.8067.58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48</text:p>
            <text:p/>
          </table:table-cell>
          <table:table-cell office:value-type="string" calcext:value-type="string">
            <text:p>VD-VFCARE</text:p>
            <text:p/>
          </table:table-cell>
          <table:table-cell office:value-type="string" calcext:value-type="string">
            <text:p>1431320745978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Vodafone bill of Rs.753.37 due on 28-05-2015 has been emailed to your regd ID. Pls check Inbox &amp; if mail is not received, pls check your Spam Box too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</text:p>
            <text:p/>
          </table:table-cell>
          <table:table-cell office:value-type="string" calcext:value-type="string">
            <text:p>VD-VFCARE</text:p>
            <text:p/>
          </table:table-cell>
          <table:table-cell office:value-type="string" calcext:value-type="string">
            <text:p>1431320749203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Hello. Your e-bill for account id 1.32302186 has been sent on your registered e-mail id. The Password to open your e-bill is debo5105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1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1330910906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by Rs. 11,800 Total Bal : Rs. 3,22,941.48 CR  Clr Bal : Rs. 3,22,941.48 CR 11/05/2015 -- 11/05/15 13:22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52</text:p>
            <text:p/>
          </table:table-cell>
          <table:table-cell office:value-type="string" calcext:value-type="string">
            <text:p>IK-CPEARL</text:p>
            <text:p/>
          </table:table-cell>
          <table:table-cell office:value-type="string" calcext:value-type="string">
            <text:p>1431341238703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Chandrani Pearls Colour Pearl Festival on till the 19th of May. Attractive gift on purchase above Rs. 1500. Exciting new collection. Ph: 033241268004 T&amp;C aply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3</text:p>
            <text:p/>
          </table:table-cell>
          <table:table-cell office:value-type="string" calcext:value-type="string">
            <text:p>VK-CESCLM</text:p>
            <text:p/>
          </table:table-cell>
          <table:table-cell office:value-type="string" calcext:value-type="string">
            <text:p>1431395615969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onsumer(consumer no 75108035074) your electricity bill for APRIL    , 2015 is scheduled to be delivered today, failing which you may contact our courier MEMORY ENTERPRISES Courier(contact no 7044020999)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4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1418001452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by Rs. 15,000 Total Bal : Rs. 3,07,941.48 CR  Clr Bal : Rs. 3,07,941.48 CR 12/05/2015 -- 12/05/15 13:33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4">
          <table:table-cell office:value-type="string" calcext:value-type="string">
            <text:p>655</text:p>
            <text:p/>
          </table:table-cell>
          <table:table-cell office:value-type="string" calcext:value-type="string">
            <text:p>VK-HDFCBK</text:p>
            <text:p/>
          </table:table-cell>
          <table:table-cell office:value-type="string" calcext:value-type="string">
            <text:p>1431438358096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Get Rs 2 lac Accident Cover with Pradhan Mantri Suraksha Bima Yojana for an annual premium of Rs 12. To subscribe SMS PMSBY &lt;nominee name&gt; Y to 5676712 from your registered mobile number. Premium amount will be debited from your HDFC Bank Savings acct. For T&amp;C &amp; other details click http://bit.ly/1PwqQXB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6</text:p>
            <text:p/>
          </table:table-cell>
          <table:table-cell office:value-type="string" calcext:value-type="string">
            <text:p>VK-CESCLM</text:p>
            <text:p/>
          </table:table-cell>
          <table:table-cell office:value-type="string" calcext:value-type="string">
            <text:p>143150380718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onsumer(consumer no 75171144009), your electricity bill for 04/15, due date on 22/05/15, amounting to Rs.520(Net) has been generated and due to be delivered in next 4 days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7</text:p>
            <text:p/>
          </table:table-cell>
          <table:table-cell office:value-type="string" calcext:value-type="string">
            <text:p>VK-CESCLM</text:p>
            <text:p/>
          </table:table-cell>
          <table:table-cell office:value-type="string" calcext:value-type="string">
            <text:p>1431503810158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onsumer(consumer no 75171146003), your electricity bill for 04/15, due date on 22/05/15, amounting to Rs.550(Net) has been generated and due to be delivered in next 4 days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8</text:p>
            <text:p/>
          </table:table-cell>
          <table:table-cell office:value-type="string" calcext:value-type="string">
            <text:p>VK-CESCLM</text:p>
            <text:p/>
          </table:table-cell>
          <table:table-cell office:value-type="string" calcext:value-type="string">
            <text:p>143150382216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onsumer(consumer no 75171145006), your electricity bill for 04/15, due date on 22/05/15, amounting to Rs.1250(Net) has been generated and due to be delivered in next 4 days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9</text:p>
            <text:p/>
          </table:table-cell>
          <table:table-cell office:value-type="string" calcext:value-type="string">
            <text:p>VK-CPEARL</text:p>
            <text:p/>
          </table:table-cell>
          <table:table-cell office:value-type="string" calcext:value-type="string">
            <text:p>143158194970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Chandrani Pearls Colour Pearl Festival on till the 19th of May. Attractive gift on purchase above Rs. 1500. Exciting new collection. Ph: 033241268004 T&amp;C aply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0</text:p>
            <text:p/>
          </table:table-cell>
          <table:table-cell office:value-type="string" calcext:value-type="string">
            <text:p>VK-CESCLM</text:p>
            <text:p/>
          </table:table-cell>
          <table:table-cell office:value-type="string" calcext:value-type="string">
            <text:p>143158406626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onsumer(consumer no 75171144009) your electricity bill for APRIL    , 2015 is scheduled to be delivered today, failing which you may contact our courier LUMBENT Courier(contact no 9038690244)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1</text:p>
            <text:p/>
          </table:table-cell>
          <table:table-cell office:value-type="string" calcext:value-type="string">
            <text:p>VK-CESCLM</text:p>
            <text:p/>
          </table:table-cell>
          <table:table-cell office:value-type="string" calcext:value-type="string">
            <text:p>143158409278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onsumer(consumer no 75171145006) your electricity bill for APRIL    , 2015 is scheduled to be delivered today, failing which you may contact our courier LUMBENT Courier(contact no 9038690244)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2</text:p>
            <text:p/>
          </table:table-cell>
          <table:table-cell office:value-type="string" calcext:value-type="string">
            <text:p>VK-CESCLM</text:p>
            <text:p/>
          </table:table-cell>
          <table:table-cell office:value-type="string" calcext:value-type="string">
            <text:p>143158409683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onsumer(consumer no 75171146003) your electricity bill for APRIL    , 2015 is scheduled to be delivered today, failing which you may contact our courier LUMBENT Courier(contact no 9038690244)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665</text:p>
            <text:p/>
          </table:table-cell>
          <table:table-cell table:style-name="ce2" office:value-type="string" calcext:value-type="string">
            <text:p>VM-CBSSBI</text:p>
            <text:p/>
          </table:table-cell>
          <table:table-cell table:style-name="ce2" office:value-type="string" calcext:value-type="string">
            <text:p>1431688625054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vailable Balance in your Account XXXXX379095 as on 15/05/15 is INR 4,421.34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66</text:p>
            <text:p/>
          </table:table-cell>
          <table:table-cell office:value-type="string" calcext:value-type="string">
            <text:p>VK-DOMINO</text:p>
            <text:p/>
          </table:table-cell>
          <table:table-cell office:value-type="string" calcext:value-type="string">
            <text:p>1431695278646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ominos Super Value Friday;Buy 1 Pizza &amp; Get 1 FREE TODAY;Enjoy with Friends &amp; Family.Walkin or Call @68886888/OrderOnline/Mobile @ dominos.co.in Cpn:MOB06;T&amp;C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7</text:p>
            <text:p/>
          </table:table-cell>
          <table:table-cell office:value-type="string" calcext:value-type="string">
            <text:p>VK-DOMINO</text:p>
            <text:p/>
          </table:table-cell>
          <table:table-cell office:value-type="string" calcext:value-type="string">
            <text:p>143169535489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ominos Super Value Friday;Buy 1 Pizza &amp; Get 1 FREE TODAY;Enjoy with Friends &amp; Family.Walkin or Call @68886888/OrderOnline/Mobile @ dominos.co.in Cpn:MOB06;T&amp;C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9</text:p>
            <text:p/>
          </table:table-cell>
          <table:table-cell office:value-type="string" calcext:value-type="string">
            <text:p>AZ-AIRCCM</text:p>
            <text:p/>
          </table:table-cell>
          <table:table-cell office:value-type="string" calcext:value-type="string">
            <text:p>1431745430053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Update: Service change order no. 362872476 for airtel mobile 9163314943 has been submitted on 16-MAY-2015 08:29:43. To check the status of your request anytime, SMS SERVICE 362872476  to 121 from airtel or to 9650096500 from non-airtel mobile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1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1748329259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please enter OTP 428868, to add beneficiary A/c XXXXXXXXXXX051. OTP Valid upto: 16/05/2015 09:22:38-AllahabadBank -- 16/05/15 09:19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2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174837241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Prosanta Bhadra,  a/c no. 91301002538051 in AXIS BANK LTD has been added as beneficiary to your Internet Banking a/c for NEFT.Added beneficiary will be active after 4 hours -- 16/05/15 09:20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3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748683745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ne-Time Password (OTP) is 136140 for online transaction on your Credit Card ending 4275. Please do not share this password with anyone - StanChart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</text:p>
            <text:p/>
          </table:table-cell>
          <table:table-cell office:value-type="string" calcext:value-type="string">
            <text:p>My Vodafone</text:p>
            <text:p/>
          </table:table-cell>
          <table:table-cell office:value-type="string" calcext:value-type="string">
            <text:p>143174873493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Hello! We have received your request. 1725355632 is the request number for your reference.Thank you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5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74894002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Thank you for using StanChart Card No XX4275 on 16/05/15 for INR 753.37. To check EMI eligibility on spends above INR5000, log on to m.sc.com/in -T&amp;C Apply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6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74993120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ne-Time Password (OTP) is 181115 for online transaction on your Credit Card ending 4275. Please do not share this password with anyone - StanChart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7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31750041834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6/05/15 for INR 859.44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79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753386993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ne-Time Password (OTP) is 211392 for online transaction on your Credit Card ending 4275. Please do not share this password with anyone - StanChart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0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31753509382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6/05/15 for INR 9660.68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81</text:p>
            <text:p/>
          </table:table-cell>
          <table:table-cell table:style-name="ce2" office:value-type="string" calcext:value-type="string">
            <text:p>VK-HDFCBK</text:p>
            <text:p/>
          </table:table-cell>
          <table:table-cell table:style-name="ce2" office:value-type="string" calcext:value-type="string">
            <text:p>143175517790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2000.00 was withdrawn using your HDFC Bank Card ending 0703 on 2015-05-16:11:16:09 at GARFA (E-CORNER 1ST). Avl bal: Rs.6146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82</text:p>
            <text:p/>
          </table:table-cell>
          <table:table-cell table:style-name="ce2" office:value-type="string" calcext:value-type="string">
            <text:p>VM-YESBNK</text:p>
            <text:p/>
          </table:table-cell>
          <table:table-cell table:style-name="ce2" office:value-type="string" calcext:value-type="string">
            <text:p>1431756486215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vbl Bal as on 16-May-2015 11:36:35 in your A/C. No.XX2915 is INR 411,820.99, Tot. avbl bal (including linked deposits and Limit) is INR 411,820.99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683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1759948149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Cheque Book request for account XXXXXXX3512 is under process. -- 16/05/15 12:33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84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1769913245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please enter OTP 762617, to complete transaction of Rs.12000. OTP Valid upto: 16/05/2015 15:22:10-AllahabadBank -- 16/05/15 15:19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85</text:p>
            <text:p/>
          </table:table-cell>
          <table:table-cell office:value-type="string" calcext:value-type="string">
            <text:p>BA-HPGASd</text:p>
            <text:p/>
          </table:table-cell>
          <table:table-cell office:value-type="string" calcext:value-type="string">
            <text:p>143177165773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HP Gas refill delivered on 16.05.2015 vide Cash Memo no.183438.If not received your feedback on 9088823456 Join Nation building to Giveup subsidy  SMS GIVEITUP to 9766899899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686</text:p>
            <text:p/>
          </table:table-cell>
          <table:table-cell table:style-name="ce2" office:value-type="string" calcext:value-type="string">
            <text:p>VK-HDFCBK</text:p>
            <text:p/>
          </table:table-cell>
          <table:table-cell table:style-name="ce2" office:value-type="string" calcext:value-type="string">
            <text:p>1431830303434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1000.00 was withdrawn using your HDFC Bank Card ending 0703 on 2015-05-17:08:08:15 at +GARFA. Avl bal: Rs.5146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87</text:p>
            <text:p/>
          </table:table-cell>
          <table:table-cell office:value-type="string" calcext:value-type="string">
            <text:p>VM-MYAMEX</text:p>
            <text:p/>
          </table:table-cell>
          <table:table-cell office:value-type="string" calcext:value-type="string">
            <text:p>1431839292768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A new PIN has been issued for your AMEX Chip Card 31001. You can view your PIN by logging onto to your Online Card Account &amp; click on "View your PIN"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88</text:p>
            <text:p/>
          </table:table-cell>
          <table:table-cell office:value-type="string" calcext:value-type="string">
            <text:p>IK-CPEARL</text:p>
            <text:p/>
          </table:table-cell>
          <table:table-cell office:value-type="string" calcext:value-type="string">
            <text:p>1431840762125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Chandrani Pearls Colour Pearl Festival on till the 19th of May. Attractive gift on purchase above Rs. 1500. Exciting new collection. Ph: 033241268004 T&amp;C aply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91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1919461963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NEFT transfer of Rs. 12000 to AXIS BANK LTD will be effected subject to realisation. Ref No : ALLAH15138464800 -- 18/05/15 08:51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2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1919562400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by Rs. 12,000 Total Bal : Rs. 2,95,941.48 CR  Clr Bal : Rs. 2,95,941.48 CR 18/05/2015 -- 18/05/15 08:53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693</text:p>
            <text:p/>
          </table:table-cell>
          <table:table-cell table:style-name="ce2" office:value-type="string" calcext:value-type="string">
            <text:p>VM-ALBANK</text:p>
            <text:p/>
          </table:table-cell>
          <table:table-cell table:style-name="ce2" office:value-type="string" calcext:value-type="string">
            <text:p>1431920837795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credited by Rs. 12,000 Total Bal : Rs. 3,07,941.48 CR  Clr Bal : Rs. 3,07,941.48 CR 18/05/2015 -- 18/05/15 09:14 - ALB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94</text:p>
            <text:p/>
          </table:table-cell>
          <table:table-cell office:value-type="string" calcext:value-type="string">
            <text:p>VM-KMCITS</text:p>
            <text:p/>
          </table:table-cell>
          <table:table-cell office:value-type="string" calcext:value-type="string">
            <text:p>143192887115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payment amount Rs. 848.00 dt. 16-MAY-2015 by txn_id 0120150000052769 has been successful for Assessee No 311041600619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95</text:p>
            <text:p/>
          </table:table-cell>
          <table:table-cell office:value-type="string" calcext:value-type="string">
            <text:p>VM-KMCITS</text:p>
            <text:p/>
          </table:table-cell>
          <table:table-cell office:value-type="string" calcext:value-type="string">
            <text:p>143192898644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payment amount Rs. 9532.00 dt. 16-MAY-2015 by txn_id 0120150000052907 has been successful for Assessee No 210922305286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96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929506590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ne-Time Password (OTP) is 681221 for online transaction on your Credit Card ending 4275. Please do not share this password with anyone - StanChart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7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3192973289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8/05/15 for INR 1248.70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698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929880409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ne-Time Password (OTP) is 141213 for online transaction on your Credit Card ending 4275. Please do not share this password with anyone - StanChart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9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31930090055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8/05/15 for INR 527.79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700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930179859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ne-Time Password (OTP) is 181693 for online transaction on your Credit Card ending 4275. Please do not share this password with anyone - StanChart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1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31930313540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8/05/15 for INR 556.10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702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930610506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ne-Time Password (OTP) is 176183 for online transaction on your Credit Card ending 4275. Please do not share this password with anyone - StanChart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3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31930860192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8/05/15 for INR 129.62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704</text:p>
            <text:p/>
          </table:table-cell>
          <table:table-cell office:value-type="string" calcext:value-type="string">
            <text:p>VM-FROMSC</text:p>
            <text:p/>
          </table:table-cell>
          <table:table-cell office:value-type="string" calcext:value-type="string">
            <text:p>1431930970303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One-Time Password (OTP) is 127119 for online transaction on your Credit Card ending 4275. Please do not share this password with anyone - StanChart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5</text:p>
            <text:p/>
          </table:table-cell>
          <table:table-cell table:style-name="ce2" office:value-type="string" calcext:value-type="string">
            <text:p>VM-FROMSC</text:p>
            <text:p/>
          </table:table-cell>
          <table:table-cell table:style-name="ce2" office:value-type="string" calcext:value-type="string">
            <text:p>1431931042027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StanChart Card No XX4275 on 18/05/15 for INR 253.27. To check EMI eligibility on spends above INR5000, log on to m.sc.com/in -T&amp;C Apply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706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1939669579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please enter OTP 119034, to complete transaction of Rs.12000. OTP Valid upto: 18/05/2015 14:25:00-AllahabadBank -- 18/05/15 14:22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7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1939757495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please enter OTP 347085, to complete transaction of Rs.12000. OTP Valid upto: 18/05/2015 14:33:05-AllahabadBank -- 18/05/15 14:30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8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193979254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NEFT transfer of Rs. 12000 to AXIS BANK LTD will be effected subject to realisation. Ref No : ALLAH15138507717 -- 18/05/15 14:30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9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1939920032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by Rs. 12,000 Total Bal : Rs. 2,95,941.48 CR  Clr Bal : Rs. 2,95,941.48 CR 18/05/2015 -- 18/05/15 14:32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10</text:p>
            <text:p/>
          </table:table-cell>
          <table:table-cell table:style-name="ce2" office:value-type="string" calcext:value-type="string">
            <text:p>VM-ALBANK</text:p>
            <text:p/>
          </table:table-cell>
          <table:table-cell table:style-name="ce2" office:value-type="string" calcext:value-type="string">
            <text:p>1431941092686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credited by Rs. 12,000 Total Bal : Rs. 3,07,941.48 CR  Clr Bal : Rs. 3,07,941.48 CR 18/05/2015 -- 18/05/15 14:52 - ALB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711</text:p>
            <text:p/>
          </table:table-cell>
          <table:table-cell office:value-type="string" calcext:value-type="string">
            <text:p>AZ-AIRCCM</text:p>
            <text:p/>
          </table:table-cell>
          <table:table-cell office:value-type="string" calcext:value-type="string">
            <text:p>1431945567709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Update: Service change order no. 363571687 for airtel mobile 9163314943 has been submitted on 18-MAY-2015 16:07:12. To check the status of your request anytime, SMS SERVICE 363571687  to 121 from airtel or to 9650096500 from non-airtel mobile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16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203780013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Your Cheque Book request for account XXXXXXX3512 has been processed. Cheque book will be delivered to your address. -- 19/05/15 17:44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717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2133275238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1500.00 was withdrawn using your HDFC Bank Card ending 0703 on 2015-05-20:20:17:06 at +GARFA. Avl bal: Rs.3646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718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2168339210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please enter OTP 329336, to add beneficiary A/c XXXXXXXXXXXX518. OTP Valid upto: 21/05/2015 06:02:45-AllahabadBank -- 21/05/15 05:59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19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2168404381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PROSANTA BHADRA,  a/c no. 913010025380518 in AXIS BANK LTD has been added as beneficiary to your Internet Banking a/c for NEFT.Added beneficiary will be active after 4 hours -- 21/05/15 06:00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0</text:p>
            <text:p/>
          </table:table-cell>
          <table:table-cell office:value-type="string" calcext:value-type="string">
            <text:p>MD-ETSBUS</text:p>
            <text:p/>
          </table:table-cell>
          <table:table-cell office:value-type="string" calcext:value-type="string">
            <text:p>1432217100676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Book bus ticket @ www.eTravelSmart.com ,Get FLAT 15% OFF+FLAT 250/OFF on BookMyShow,FoodPanda,etc 4 apps down: http://goo.gl/LyjPtr ,SMS unsubscribe 08040751589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2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225914527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 please enter OTP 932802, to complete transaction of Rs.12000. OTP Valid upto: 22/05/2015 07:16:10-AllahabadBank -- 22/05/15 07:13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3</text:p>
            <text:p/>
          </table:table-cell>
          <table:table-cell office:value-type="string" calcext:value-type="string">
            <text:p>VM-ALBANK</text:p>
            <text:p/>
          </table:table-cell>
          <table:table-cell office:value-type="string" calcext:value-type="string">
            <text:p>1432262811186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NEFT transfer of Rs. 12000 to AXIS BANK LTD will be effected subject to realisation. Ref No : ALLAH15142905065 -- 22/05/15 08:14 - ALB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4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2262861145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by Rs. 12,000 Total Bal : Rs. 2,95,941.48 CR  Clr Bal : Rs. 2,95,941.48 CR 22/05/2015 -- 22/05/15 08:15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25</text:p>
            <text:p/>
          </table:table-cell>
          <table:table-cell table:style-name="ce2" office:value-type="string" calcext:value-type="string">
            <text:p>VM-ALBANK</text:p>
            <text:p/>
          </table:table-cell>
          <table:table-cell table:style-name="ce2" office:value-type="string" calcext:value-type="string">
            <text:p>1432267671787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NEFT Transaction with reference number ALLAH15142905065 for Rs. 12000.00       Has been credited on 22-05-2015 at 09:31:57 -- 22/05/15 09:35 - ALB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4">
          <table:table-cell office:value-type="string" calcext:value-type="string">
            <text:p>726</text:p>
            <text:p/>
          </table:table-cell>
          <table:table-cell office:value-type="string" calcext:value-type="string">
            <text:p>VK-HDFCBK</text:p>
            <text:p/>
          </table:table-cell>
          <table:table-cell office:value-type="string" calcext:value-type="string">
            <text:p>143230341337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ustomer,HDFC Bank offers PradhanMantriJeevanJyoti Bima Yojana life insurance cover of Rs 2lac for Rs.330 p.a.To subscribe,SMS PMJJBY &lt;nominee full name&gt; Y  to 5676712 from your registered mobile no.Premium will be debited from your savings acct.For T&amp;C &amp; other details click http://bit.ly/1bMlYju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727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2308321720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1000.00 was withdrawn using your HDFC Bank Card ending 0703 on 2015-05-22:20:55:09 at +GARFA. Avl bal: Rs.2646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30</text:p>
            <text:p/>
          </table:table-cell>
          <table:table-cell table:style-name="ce2" office:value-type="string" calcext:value-type="string">
            <text:p>DM-ICICIB</text:p>
            <text:p/>
          </table:table-cell>
          <table:table-cell table:style-name="ce2" office:value-type="string" calcext:value-type="string">
            <text:p>1432358057234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Dear Customer, you have made a purchase for Rs.1,030.00 on 23-May-2015 10:44:14 using your ICICI Bank Individual Gift Card XXXXXXXXXXXX2322 at ANANDA MELA           . Available Balance is Rs.7,970.00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31</text:p>
            <text:p/>
          </table:table-cell>
          <table:table-cell table:style-name="ce2" office:value-type="string" calcext:value-type="string">
            <text:p>VM-YESBNK</text:p>
            <text:p/>
          </table:table-cell>
          <table:table-cell table:style-name="ce2" office:value-type="string" calcext:value-type="string">
            <text:p>1432361262064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vbl Bal as on 23-May-2015 11:37:03 in your A/C. No.XX2915 is INR 411,820.99, Tot. avbl bal (including linked deposits and Limit) is INR 411,820.99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32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239970957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Debit Card ending 0703 for Rs.2463.00 in KOLKATTA at TUNG FONG on 2015-05-23:22:18:21  Avl bal: Rs.183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33</text:p>
            <text:p/>
          </table:table-cell>
          <table:table-cell table:style-name="ce2" office:value-type="string" calcext:value-type="string">
            <text:p>BP-ATMSBI</text:p>
            <text:p/>
          </table:table-cell>
          <table:table-cell table:style-name="ce2" office:value-type="string" calcext:value-type="string">
            <text:p>143248283320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Thank you for using your SBI Debit Card 459XXX5414 for a purchase worth Rs1000 on POS 16103300 at BY PASS SERVICES KOLKATA IN txn# 514415644368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734</text:p>
            <text:p/>
          </table:table-cell>
          <table:table-cell table:style-name="ce2" office:value-type="string" calcext:value-type="string">
            <text:p>VM-CBSSBI</text:p>
            <text:p/>
          </table:table-cell>
          <table:table-cell table:style-name="ce2" office:value-type="string" calcext:value-type="string">
            <text:p>1432608226068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C XXXXX379095 Debited INR 5,000.00 on 26/05/15 -DIRECT DR . Avl Bal INR 12,421.34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736</text:p>
            <text:p/>
          </table:table-cell>
          <table:table-cell table:style-name="ce2" office:value-type="string" calcext:value-type="string">
            <text:p>VM-CBSSBI</text:p>
            <text:p/>
          </table:table-cell>
          <table:table-cell table:style-name="ce2" office:value-type="string" calcext:value-type="string">
            <text:p>1432639826123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vailable Balance in your Account XXXXX379095 as on 26/05/15 is INR 12,393.25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737</text:p>
            <text:p/>
          </table:table-cell>
          <table:table-cell table:style-name="ce2" office:value-type="string" calcext:value-type="string">
            <text:p>BP-ATMSBI</text:p>
            <text:p/>
          </table:table-cell>
          <table:table-cell table:style-name="ce2" office:value-type="string" calcext:value-type="string">
            <text:p>1432740443340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1000 withdrawn from A/c xxxx9095 on 270515 at IDB ATM ID018401.Txn#514715918194.Avl bal Rs11393.25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38</text:p>
            <text:p/>
          </table:table-cell>
          <table:table-cell table:style-name="ce2" office:value-type="string" calcext:value-type="string">
            <text:p>VK-ALBANK</text:p>
            <text:p/>
          </table:table-cell>
          <table:table-cell table:style-name="ce2" office:value-type="string" calcext:value-type="string">
            <text:p>1432891311979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Your A/c XXXXXXX3512 is debited by Rs. 30,000 Total Bal : Rs. 2,65,941.48 CR  Clr Bal : Rs. 2,65,941.48 CR 29/05/2015 -- 29/05/15 14:49 - ALB 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39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2895778148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Salary of INR 66,239.00 credited to A/c XXXXXXXXXX5729 towards sal 201505 Kol 9537      sal 201505 Kol Value 29-MAY-2015 . Check A/c for balance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740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2913381419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1900.00 was withdrawn using your HDFC Bank Card ending 0703 on 2015-05-29:20:59:32 at +BOB. Avl bal: Rs.64522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746</text:p>
            <text:p/>
          </table:table-cell>
          <table:table-cell table:style-name="ce2" office:value-type="string" calcext:value-type="string">
            <text:p>VM-YESBNK</text:p>
            <text:p/>
          </table:table-cell>
          <table:table-cell table:style-name="ce2" office:value-type="string" calcext:value-type="string">
            <text:p>1432966202780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Avbl Bal as on 30-May-2015 11:37:36 in your A/C. No.XX2915 is INR 411,820.99, Tot. avbl bal (including linked deposits and Limit) is INR 411,820.99.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4">
          <table:table-cell office:value-type="string" calcext:value-type="string">
            <text:p>748</text:p>
            <text:p/>
          </table:table-cell>
          <table:table-cell office:value-type="string" calcext:value-type="string">
            <text:p>VK-FROMSC</text:p>
            <text:p/>
          </table:table-cell>
          <table:table-cell office:value-type="string" calcext:value-type="string">
            <text:p>1432975714112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client, effective 01 June 2015 there is a revision in service tax rate from existing 12.36% to 14%. This is on account of amendment in Finance act, notification no.14/2015-Service Tax dated 19th May. The revised rate will be apply to all Bank products &amp; services offered effective 01 June 2015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49</text:p>
            <text:p/>
          </table:table-cell>
          <table:table-cell office:value-type="string" calcext:value-type="string">
            <text:p>DM-ENCRCL</text:p>
            <text:p/>
          </table:table-cell>
          <table:table-cell office:value-type="string" calcext:value-type="string">
            <text:p>1432975982835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Member, Your Titan encircle points are expiring on 12 June 2015, please redeem your points at any of the nearest World of Titan/Titan Eyeplus/Tanishq/Fastrack/Helios/Goldplus stores.Call 18001084826 for any queries.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53</text:p>
            <text:p/>
          </table:table-cell>
          <table:table-cell office:value-type="string" calcext:value-type="string">
            <text:p>VK-SNAPDL</text:p>
            <text:p/>
          </table:table-cell>
          <table:table-cell office:value-type="string" calcext:value-type="string">
            <text:p>1433045049404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Dear Debojyoti Das thanks for placing order no 6550929814. EST DELIVERY DATE Jun 09, 2015. Check mail for details. Exclusive Offers only on our free Smartphone App. Download now:http://bit.ly/1hW259Q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5</text:p>
            <text:p/>
          </table:table-cell>
          <table:table-cell table:style-name="ce2" office:value-type="string" calcext:value-type="string">
            <text:p>VM-HDFCBK</text:p>
            <text:p/>
          </table:table-cell>
          <table:table-cell table:style-name="ce2" office:value-type="string" calcext:value-type="string">
            <text:p>1433131413356</text:p>
            <text:p/>
          </table:table-cell>
          <table:table-cell table:style-name="ce2" office:value-type="string" calcext:value-type="string">
            <text:p>null</text:p>
            <text:p/>
          </table:table-cell>
          <table:table-cell table:style-name="ce5" office:value-type="string" calcext:value-type="string">
            <text:p>Rs.1000.00 was withdrawn using your HDFC Bank Card ending 0703 on 2015-06-01:09:33:20 at +SALT LAKE SEC-V BRANCH. Avl bal: Rs.63522.60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756</text:p>
            <text:p/>
          </table:table-cell>
          <table:table-cell office:value-type="string" calcext:value-type="string">
            <text:p>VM-SNAPDL</text:p>
            <text:p/>
          </table:table-cell>
          <table:table-cell office:value-type="string" calcext:value-type="string">
            <text:p>1433149317227</text:p>
            <text:p/>
          </table:table-cell>
          <table:table-cell office:value-type="string" calcext:value-type="string">
            <text:p>null</text:p>
            <text:p/>
          </table:table-cell>
          <table:table-cell office:value-type="string" calcext:value-type="string">
            <text:p>Motocop - Hydraulic Jack (2.0 Ton) of Snapdeal Order No. 6550929814 is ready with seller &amp; will be shipped anytime within 48 hrs. Get extra Cashback on every order from the App. Download now: bit.ly/1hW259Q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08:21:41.425514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0T08:26:05.424064292</dc:date>
    <meta:generator>LibreOffice/4.2.7.2$Linux_X86_64 LibreOffice_project/420m0$Build-2</meta:generator>
    <meta:editing-duration>PT1M57S</meta:editing-duration>
    <meta:editing-cycles>3</meta:editing-cycles>
    <meta:document-statistic meta:table-count="1" meta:cell-count="833" meta:object-count="0"/>
  </office:meta>
</office:document-meta>
</file>